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03efa" officeooo:paragraph-rsid="00003efa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003efa" officeooo:paragraph-rsid="00003efa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03efa" officeooo:paragraph-rsid="00003ef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144b9" officeooo:paragraph-rsid="000144b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Monospace" fo:font-size="10pt" officeooo:rsid="00003efa" officeooo:paragraph-rsid="00003efa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Monospace" fo:font-size="10pt" fo:font-weight="normal" officeooo:rsid="000144b9" officeooo:paragraph-rsid="000144b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Monospace" fo:font-size="14pt" fo:font-weight="bold" officeooo:rsid="000144b9" officeooo:paragraph-rsid="000144b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Monospace" fo:font-size="13pt" officeooo:rsid="000144b9" officeooo:paragraph-rsid="000144b9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Monospace" fo:font-size="12pt" fo:font-weight="normal" officeooo:rsid="000144b9" officeooo:paragraph-rsid="000144b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Monospace" fo:font-size="12pt" officeooo:rsid="000144b9" officeooo:paragraph-rsid="000144b9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144b9" officeooo:paragraph-rsid="000144b9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44b9" style:font-weight-asian="bold" style:font-weight-complex="bold"/>
    </style:style>
    <style:style style:name="T3" style:family="text">
      <style:text-properties officeooo:rsid="000144b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style:font-name="Liberation Serif" fo:font-size="14pt" officeooo:rsid="00034098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ЛАБОРАТОРНАЯ РАБОТА №1</text:p>
      <text:p text:style-name="P3">ОЗНАКОМЛЕНИЕ С ТЕХНОЛОГИЕЙ Pyro4</text:p>
      <text:p text:style-name="P1"/>
      <text:p text:style-name="P2"><text:tab/><text:span text:style-name="T1">Цель работы: </text:span>ознакомится с основными принципами работы технологии Python Pyro4. Научится реализовывать удаленные объекты и вызывать методы удаленных объектов.</text:p>
      <text:p text:style-name="P2"/>
      <text:p text:style-name="P2"><text:span text:style-name="T3"><text:tab/></text:span><text:span text:style-name="T2">1.1 Задание на лабораторную работу</text:span></text:p>
      <text:p text:style-name="P2"/>
      <text:p text:style-name="P2"><text:tab/><text:span text:style-name="T3">С использованием технологии Pyro4 реализовать калькулятор поддерживающий базовые операции (-, +, *, /). Вычисления должны производится на сервере. Клиентская часть с графическим интерфейсом, либо интерактивным консольным.</text:span></text:p>
      <text:p text:style-name="P2"/>
      <text:p text:style-name="P4"><text:span text:style-name="T3"><text:tab/>1.2 Исходный текст серверной части</text:span></text:p>
      <text:p text:style-name="P5"/>
      <text:p text:style-name="P10">class Calculator():</text:p>
      <text:p text:style-name="P10"></text:p>
      <text:p text:style-name="P10"><text:s text:c="4"/>RADIX = 10</text:p>
      <text:p text:style-name="P10"><text:s text:c="4"/></text:p>
      <text:p text:style-name="P10"><text:s text:c="4"/>def calculate_hack(self, expression):</text:p>
      <text:p text:style-name="P10"><text:s text:c="8"/>return eval(expression);</text:p>
      <text:p text:style-name="P10"></text:p>
      <text:p text:style-name="P10"><text:s text:c="4"/>def calculate_expression(self, expression):</text:p>
      <text:p text:style-name="P10"><text:s text:c="8"/>#remove all whitespaces</text:p>
      <text:p text:style-name="P10"><text:s text:c="8"/>expression = "".join(expression.split())</text:p>
      <text:p text:style-name="P10"><text:s text:c="8"/>if len(expression) == 0:</text:p>
      <text:p text:style-name="P10"><text:s text:c="12"/>return 0</text:p>
      <text:p text:style-name="P10"><text:s text:c="8"/>result, index = self._get_next_term(expression)</text:p>
      <text:p text:style-name="P10"></text:p>
      <text:p text:style-name="P10"><text:s text:c="8"/>while index &lt; len(expression): <text:s text:c="11"/></text:p>
      <text:p text:style-name="P10"><text:s text:c="12"/>if expression[index] == '*':</text:p>
      <text:p text:style-name="P10"><text:s text:c="16"/>next_term, offset = self._get_next_term(expression[index + 1:])</text:p>
      <text:p text:style-name="P10"><text:s text:c="16"/>result = <text:s/>next_term * result </text:p>
      <text:p text:style-name="P10"><text:s text:c="16"/>index = index + offset + 1</text:p>
      <text:p text:style-name="P10"><text:s text:c="16"/>continue</text:p>
      <text:p text:style-name="P10"></text:p>
      <text:p text:style-name="P10"><text:s text:c="12"/>elif expression[index] == '/':</text:p>
      <text:p text:style-name="P10"><text:s text:c="16"/>next_term, offset_pos = self._get_next_term(expression[index + 1:])</text:p>
      <text:p text:style-name="P10"><text:s text:c="16"/>result = result / next_term</text:p>
      <text:p text:style-name="P10"><text:s text:c="16"/>index = index + offset_pos + 1</text:p>
      <text:p text:style-name="P10"><text:s text:c="16"/>continue</text:p>
      <text:p text:style-name="P10"></text:p>
      <text:p text:style-name="P10"><text:s text:c="12"/>elif expression[index] == '+':</text:p>
      <text:p text:style-name="P10"><text:s text:c="16"/>return result + self.calculate_expression(expression[index + 1:])</text:p>
      <text:p text:style-name="P10"><text:s text:c="12"/></text:p>
      <text:p text:style-name="P10"><text:soft-page-break/><text:s text:c="12"/>elif expression[index] == '-':</text:p>
      <text:p text:style-name="P10"><text:s text:c="16"/>return result - self.calculate_expression(expression[index + 1:])</text:p>
      <text:p text:style-name="P10"><text:s text:c="12"/></text:p>
      <text:p text:style-name="P10"><text:s text:c="12"/>else:</text:p>
      <text:p text:style-name="P10"><text:s text:c="16"/>raise Exception('wrong term: ' + expression[index])</text:p>
      <text:p text:style-name="P10"><text:s text:c="8"/>return result</text:p>
      <text:p text:style-name="P10"></text:p>
      <text:p text:style-name="P10"><text:s text:c="4"/>def _get_next_term(self, expression):</text:p>
      <text:p text:style-name="P10"><text:s text:c="8"/>temp_number = 0</text:p>
      <text:p text:style-name="P10"><text:s text:c="8"/>index <text:s/>= 0</text:p>
      <text:p text:style-name="P10"></text:p>
      <text:p text:style-name="P10"><text:s text:c="8"/>while (index &lt; len(expression) and expression[index].isdigit()):</text:p>
      <text:p text:style-name="P10"><text:s text:c="12"/>temp_number = temp_number * self.RADIX + int(expression[index]);</text:p>
      <text:p text:style-name="P10"><text:s text:c="12"/>index = index + 1</text:p>
      <text:p text:style-name="P10"><text:s text:c="8"/>return temp_number, index</text:p>
      <text:p text:style-name="P10"/>
      <text:p text:style-name="P10">import Pyro4</text:p>
      <text:p text:style-name="P10"></text:p>
      <text:p text:style-name="P10">import os</text:p>
      <text:p text:style-name="P10">import sys</text:p>
      <text:p text:style-name="P10">sys.path.append(os.getcwd())</text:p>
      <text:p text:style-name="P10">import Calculator</text:p>
      <text:p text:style-name="P10"></text:p>
      <text:p text:style-name="P10">calculator = Calculator.Calculator()</text:p>
      <text:p text:style-name="P10">daemon = Pyro4.Daemon();</text:p>
      <text:p text:style-name="P10">uri = daemon.register(calculator);</text:p>
      <text:p text:style-name="P10">ns = Pyro4.locateNS();</text:p>
      <text:p text:style-name="P10">ns.register("calculator.test", uri);</text:p>
      <text:p text:style-name="P10"></text:p>
      <text:p text:style-name="P10">print ("Server readey. Calculator uri =", uri);</text:p>
      <text:p text:style-name="P10">daemon.requestLoop();</text:p>
      <text:p text:style-name="P8"/>
      <text:p text:style-name="P7"><text:tab/><text:span text:style-name="T4">1.3 Исходный текст клиентской части</text:span></text:p>
      <text:p text:style-name="P7"/>
      <text:p text:style-name="P9">import Pyro4</text:p>
      <text:p text:style-name="P9"></text:p>
      <text:p text:style-name="P9">calculator = Pyro4.Proxy("PYRONAME:calculator.test")</text:p>
      <text:p text:style-name="P9"></text:p>
      <text:p text:style-name="P9">while True:</text:p>
      <text:p text:style-name="P9"><text:s text:c="4"/>print("~&gt; ", end="")</text:p>
      <text:p text:style-name="P9"><text:s text:c="4"/>formula = input()</text:p>
      <text:p text:style-name="P9"><text:s text:c="4"/>if formula == 'q':</text:p>
      <text:p text:style-name="P9"><text:s text:c="8"/>break</text:p>
      <text:p text:style-name="P9"><text:s text:c="4"/>try:</text:p>
      <text:p text:style-name="P9"><text:s text:c="8"/>print(calculator.calculate_expression(formula))</text:p>
      <text:p text:style-name="P9"><text:s text:c="4"/>except Exception as e:</text:p>
      <text:p text:style-name="P9"><text:s text:c="8"/>print("Error: {0}".format(e))</text:p>
      <text:p text:style-name="P6"><text:soft-page-break/></text:p>
      <text:p text:style-name="P11"><text:tab/><text:span text:style-name="T1">1.4 Результаты работы приложения</text:span></text:p>
      <text:p text:style-name="P6"/>
      <text:p text:style-name="P9">&gt; pyro4-ns &amp;</text:p>
      <text:p text:style-name="P9">&gt; python3 calculator-server.py &amp;</text:p>
      <text:p text:style-name="P9">&gt; python3 calculator-client.py </text:p>
      <text:p text:style-name="P9">~&gt; 2 + 2*4/3</text:p>
      <text:p text:style-name="P9">4.666666666666666</text:p>
      <text:p text:style-name="P9"/>
      <text:p text:style-name="P9"><text:tab/><text:span text:style-name="T5">Bыводы</text:span></text:p>
      <text:p text:style-name="P9"/>
      <text:p text:style-name="P9"><text:span text:style-name="T5"><text:tab/></text:span><text:span text:style-name="T6">В ходе лабораторной работы была изучена технология удаленного вызова методов для языка python3 Pyro4. Были рассмотрены основные ее компоненты такие как pyro демон, неймсервер </text:span><text:span text:style-name="T7">и прокси. Был практически реализован калькулятор с базовыми операциями (*, +, -, /) в котором с помощью технологии Pyro4 все вычисления проводятся на сервер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08:22:49.566251240</meta:creation-date>
    <dc:date>2016-02-22T08:56:04.790410845</dc:date>
    <meta:editing-duration>PT2M5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88" meta:word-count="331" meta:character-count="3201" meta:non-whitespace-character-count="2396"/>
  </office:meta>
</office:document-meta>
</file>